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4ed" officeooo:paragraph-rsid="000eb4ed"/>
    </style:style>
    <style:style style:name="P2" style:family="paragraph" style:parent-style-name="Standard">
      <style:text-properties fo:font-weight="bold" officeooo:rsid="000eb4ed" officeooo:paragraph-rsid="000eb4ed" style:font-weight-asian="bold" style:font-weight-complex="bold"/>
    </style:style>
    <style:style style:name="P3" style:family="paragraph" style:parent-style-name="Standard">
      <style:text-properties fo:font-weight="normal" officeooo:rsid="000eb4ed" officeooo:paragraph-rsid="000f1ff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guide will help you manage your teacher’s account at Edutech. We will go through the following topics:</text:p>
      <text:p text:style-name="P1"/>
      <text:p text:style-name="P1">- Dashboard</text:p>
      <text:p text:style-name="P1">- Managing your profile</text:p>
      <text:p text:style-name="P1">- Packages (paid services at Edutech)</text:p>
      <text:p text:style-name="P1">- Notifications and Activity Log</text:p>
      <text:p text:style-name="P1">- Downloading data</text:p>
      <text:p text:style-name="P1"/>
      <text:p text:style-name="P2">Dashboard:</text:p>
      <text:p text:style-name="P2"/>
      <text:p text:style-name="P3">Consider this dashboard your home at Edutech. You get an immediate glimpse of some useful metrics relevant to your digital classrooms. </text:p>
      <text:p text:style-name="P3"/>
      <text:p text:style-name="P3"/>
      <text:p text:style-name="P3"/>
      <text:p text:style-name="P3">You will also find the sidebar to the left listing all the tools at your disposal to create a digitized classroom. Take a look at this &lt;a&gt;guide&lt;/a&gt; to go over the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9:40:58.576000000</meta:creation-date>
    <meta:generator>LibreOffice/6.2.4.2$Windows_X86_64 LibreOffice_project/2412653d852ce75f65fbfa83fb7e7b669a126d64</meta:generator>
    <dc:date>2020-02-11T10:23:02.208000000</dc:date>
    <meta:editing-duration>PT30M12S</meta:editing-duration>
    <meta:editing-cycles>2</meta:editing-cycles>
    <meta:document-statistic meta:table-count="0" meta:image-count="0" meta:object-count="0" meta:page-count="1" meta:paragraph-count="9" meta:word-count="91" meta:character-count="539" meta:non-whitespace-character-count="455"/>
  </office:meta>
</office:document-meta>
</file>